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1.75cm" fo:min-width="2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79cm" fo:min-width="1.501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807cm" fo:min-width="1.601cm"/>
      <style:paragraph-properties style:writing-mode="lr-tb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807cm" fo:min-width="1.451cm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75cm" fo:min-width="4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721cm" fo:min-width="0.451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3.14cm" fo:min-width="10.5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329cm" fo:min-width="1.501cm"/>
      <style:paragraph-properties style:writing-mode="lr-tb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75cm" fo:min-width="3.5cm"/>
      <style:paragraph-properties style:writing-mode="lr-tb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944cm" fo:min-width="1.501cm"/>
      <style:paragraph-properties style:writing-mode="lr-tb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353cm" fo:min-width="1.501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358cm" fo:min-width="1.501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751cm" fo:min-width="0.815cm"/>
      <style:paragraph-properties style:writing-mode="lr-tb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602cm" fo:min-width="1.816cm"/>
      <style:paragraph-properties style:writing-mode="lr-tb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75cm" fo:min-width="1.6cm"/>
      <style:paragraph-properties style:writing-mode="lr-tb"/>
    </style:style>
    <style:style style:name="gr18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19" style:family="graphic" style:parent-style-name="objectwithoutfill">
      <style:graphic-properties draw:marker-end="Arrow_20_concave" draw:marker-end-width="0.3cm" draw:fill="none" draw:textarea-vertical-align="middle"/>
    </style:style>
    <style:style style:name="gr20" style:family="graphic" style:parent-style-name="standard">
      <style:graphic-properties svg:stroke-width="0.028cm" svg:stroke-color="#808080" draw:marker-start-width="0.242cm" draw:marker-end-width="0.242cm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solid" svg:stroke-width="0.028cm" svg:stroke-color="#808080" draw:marker-start-width="0.242cm" draw:marker-end-width="0.242cm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dash" draw:stroke-dash="Fine_20_Dashed"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0.6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6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6pt"/>
    </style:style>
    <style:style style:name="P5" style:family="paragraph">
      <loext:graphic-properties draw:fill-color="#dddddd"/>
      <style:paragraph-properties fo:text-align="center"/>
      <style:text-properties fo:font-size="16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1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6" draw:id="id16" draw:layer="layout" svg:width="3cm" svg:height="12cm" svg:x="25.7cm" svg:y="5cm">
          <text:p text:style-name="P1"><text:span text:style-name="T1">JHipster</text:span></text:p>
          <text:p text:style-name="P1"><text:span text:style-name="T1">Conso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cm" svg:height="1.97cm" svg:x="8.5cm" svg:y="15.03cm">
          <text:p text:style-name="P3"><text:span text:style-name="T2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xml:id="id4" draw:id="id4" draw:layer="layout" svg:width="2.1cm" svg:height="2cm" svg:x="13.7cm" svg:y="15cm">
          <text:p text:style-name="P3"><text:span text:style-name="T2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xml:id="id12" draw:id="id12" draw:layer="layout" svg:width="1.951cm" svg:height="2cm" svg:x="21.049cm" svg:y="5cm">
          <text:p text:style-name="P3"><text:span text:style-name="T2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2" draw:id="id2" draw:layer="layout" svg:width="4.5cm" svg:height="2cm" svg:x="6cm" svg:y="12.03cm">
          <text:p text:style-name="P3"><text:span text:style-name="T2">Catalogue</text:span></text:p>
          <text:p text:style-name="P3"><text:span text:style-name="T2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5" draw:id="id5" draw:layer="layout" svg:width="4.5cm" svg:height="2cm" svg:x="12.5cm" svg:y="12.03cm">
          <text:p text:style-name="P3"><text:span text:style-name="T2">Game</text:span></text:p>
          <text:p text:style-name="P3"><text:span text:style-name="T2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7" draw:id="id7" draw:layer="layout" svg:width="4.5cm" svg:height="2cm" svg:x="19cm" svg:y="12cm">
          <text:p text:style-name="P3"><text:span text:style-name="T2">Sighting</text:span></text:p>
          <text:p text:style-name="P3"><text:span text:style-name="T2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6" draw:id="id6" draw:layer="layout" svg:width="1.8cm" svg:height="1.97cm" svg:x="19.2cm" svg:y="15.03cm">
          <text:p text:style-name="P3"><text:span text:style-name="T2">Mongo</text:span></text:p>
          <text:p text:style-name="P3"><text:span text:style-name="T2">DB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7" draw:text-style-name="P2" xml:id="id13" draw:id="id13" draw:layer="layout" svg:width="11cm" svg:height="3.39cm" svg:x="9cm" svg:y="4cm">
          <text:p text:style-name="P1"><text:span text:style-name="T1">Gateway Spring Boot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27.7cm" svg:height="1cm" svg:x="1cm" svg:y="1cm">
          <text:p text:style-name="P3"><text:span text:style-name="T1">Brows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9" draw:text-style-name="P6" draw:layer="layout" svg:x1="1cm" svg:y1="3cm" svg:x2="28.675cm" svg:y2="2.999cm">
          <text:p/>
        </draw:line>
        <draw:custom-shape draw:style-name="gr10" draw:text-style-name="P5" xml:id="id1" draw:id="id1" draw:layer="layout" svg:width="2cm" svg:height="1.97cm" svg:x="6cm" svg:y="15.03cm">
          <text:p text:style-name="P3"><text:span text:style-name="T1">Elastic-</text:span></text:p>
          <text:p text:style-name="P3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0" draw:text-style-name="P5" xml:id="id8" draw:id="id8" draw:layer="layout" svg:width="2cm" svg:height="1.97cm" svg:x="21.5cm" svg:y="15.03cm">
          <text:p text:style-name="P3"><text:span text:style-name="T1">Elastic-</text:span></text:p>
          <text:p text:style-name="P3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1" draw:text-style-name="P4" xml:id="id10" draw:id="id10" draw:layer="layout" svg:width="4cm" svg:height="2cm" svg:x="1cm" svg:y="7.5cm">
          <text:p text:style-name="P3"><text:span text:style-name="T2">Consul</text:span></text:p>
          <text:p text:style-name="P3"><text:span text:style-name="T2">(HashiCor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draw:layer="layout" svg:width="2cm" svg:height="2cm" svg:x="1cm" svg:y="12.5cm">
          <text:p text:style-name="P3"><text:span text:style-name="T1">Kafka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3" draw:text-style-name="P5" draw:layer="layout" svg:width="2cm" svg:height="2cm" svg:x="26.227cm" svg:y="9.487cm">
          <text:p text:style-name="P3"><text:span text:style-name="T1">Elastic-</text:span></text:p>
          <text:p text:style-name="P3"><text:span text:style-name="T1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4" draw:text-style-name="P5" draw:layer="layout" svg:width="2cm" svg:height="2cm" svg:x="26.2cm" svg:y="12cm">
          <text:p text:style-name="P3"><text:span text:style-name="T1">Logstas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5" draw:layer="layout" svg:width="2cm" svg:height="2cm" svg:x="26.2cm" svg:y="7cm">
          <text:p text:style-name="P3"><text:span text:style-name="T1">Kibana</text:span></text:p>
          <text:p text:style-name="P3"><text:span text:style-name="T1">5601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3" draw:text-style-name="P4" draw:layer="layout" svg:width="2cm" svg:height="2cm" svg:x="1cm" svg:y="15cm">
          <text:p text:style-name="P3"><text:span text:style-name="T2">Zoo-</text:span></text:p>
          <text:p text:style-name="P3"><text:span text:style-name="T2">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5" draw:text-style-name="P4" xml:id="id14" draw:id="id14" draw:layer="layout" svg:width="2cm" svg:height="2cm" svg:x="9.453cm" svg:y="5cm">
          <text:p text:style-name="P3"><text:span text:style-name="T2">Angular</text:span></text:p>
          <text:p text:style-name="P3"><text:span text:style-name="T2">App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4" xml:id="id15" draw:id="id15" draw:layer="layout" svg:width="2.5cm" svg:height="2cm" svg:x="12.5cm" svg:y="5cm">
          <text:p text:style-name="P3"><text:span text:style-name="T2">Zuul / </text:span></text:p>
          <text:p text:style-name="P3"><text:span text:style-name="T2">Ribb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4" xml:id="id11" draw:id="id11" draw:layer="layout" svg:width="2.1cm" svg:height="2cm" svg:x="17.346cm" svg:y="4.973cm">
          <text:p text:style-name="P3"><text:span text:style-name="T2">Access</text:span></text:p>
          <text:p text:style-name="P3"><text:span text:style-name="T2">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7" draw:layer="layout" svg:x1="7cm" svg:y1="15.03cm" svg:x2="8.25cm" svg:y2="14.03cm" draw:start-shape="id1" draw:start-glue-point="4" draw:end-shape="id2" draw:end-glue-point="6" svg:d="M7000 15030v-499h1250v-501" svg:viewBox="0 0 1251 1001">
          <text:p/>
        </draw:connector>
        <draw:connector draw:style-name="gr18" draw:text-style-name="P7" draw:layer="layout" svg:x1="9.5cm" svg:y1="15.03cm" svg:x2="8.25cm" svg:y2="14.03cm" draw:start-shape="id3" draw:start-glue-point="5" draw:end-shape="id2" draw:end-glue-point="6" svg:d="M9500 15030v-499h-1250v-501" svg:viewBox="0 0 1251 1001">
          <text:p/>
        </draw:connector>
        <draw:connector draw:style-name="gr18" draw:text-style-name="P7" draw:layer="layout" svg:x1="14.75cm" svg:y1="15cm" svg:x2="14.75cm" svg:y2="14.03cm" draw:start-shape="id4" draw:start-glue-point="5" draw:end-shape="id5" draw:end-glue-point="6" svg:d="M14750 15000v-970" svg:viewBox="0 0 1 971">
          <text:p/>
        </draw:connector>
        <draw:connector draw:style-name="gr18" draw:text-style-name="P7" draw:layer="layout" svg:x1="20.1cm" svg:y1="15.03cm" svg:x2="21.25cm" svg:y2="14cm" draw:start-shape="id6" draw:start-glue-point="4" draw:end-shape="id7" draw:end-glue-point="6" svg:d="M20100 15030v-514h1150v-516" svg:viewBox="0 0 1151 1031">
          <text:p/>
        </draw:connector>
        <draw:connector draw:style-name="gr18" draw:text-style-name="P7" draw:layer="layout" svg:x1="22.5cm" svg:y1="15.03cm" svg:x2="21.25cm" svg:y2="14cm" draw:start-shape="id8" draw:start-glue-point="4" draw:end-shape="id7" draw:end-glue-point="6" svg:d="M22500 15030v-514h-1250v-516" svg:viewBox="0 0 1251 1031">
          <text:p/>
        </draw:connector>
        <draw:connector draw:style-name="gr19" draw:text-style-name="P7" draw:layer="layout" draw:type="curve" draw:line-skew="-2.001cm" svg:x1="14.85cm" svg:y1="2cm" svg:x2="3cm" svg:y2="7.5cm" draw:start-shape="id9" draw:start-glue-point="6" draw:end-shape="id10" draw:end-glue-point="4" svg:d="M14850 2000c0 1125-11850-1625-11850 5500" svg:viewBox="0 0 11851 5501">
          <text:p/>
        </draw:connector>
        <draw:connector draw:style-name="gr18" draw:text-style-name="P7" draw:layer="layout" svg:x1="19.446cm" svg:y1="5.973cm" svg:x2="21.049cm" svg:y2="6cm" draw:start-shape="id11" draw:start-glue-point="7" draw:end-shape="id12" draw:end-glue-point="6" svg:d="M19446 5973h802v27h801" svg:viewBox="0 0 1604 28">
          <text:p/>
        </draw:connector>
        <draw:connector draw:style-name="gr19" draw:text-style-name="P7" draw:layer="layout" draw:type="curve" svg:x1="14.85cm" svg:y1="2cm" svg:x2="14.5cm" svg:y2="4cm" draw:start-shape="id9" draw:start-glue-point="6" draw:end-shape="id13" svg:d="M14850 2000c0 1501-350 502-350 2000" svg:viewBox="0 0 351 2001">
          <text:p/>
        </draw:connector>
        <draw:connector draw:style-name="gr20" draw:text-style-name="P3" draw:layer="layout" svg:x1="10.453cm" svg:y1="7cm" svg:x2="5cm" svg:y2="8.5cm" draw:start-shape="id14" draw:start-glue-point="6" draw:end-shape="id10" draw:end-glue-point="7" svg:d="M10453 7000v1500h-5453" svg:viewBox="0 0 5454 1501">
          <text:p/>
        </draw:connector>
        <draw:connector draw:style-name="gr20" draw:text-style-name="P3" draw:layer="layout" svg:x1="5cm" svg:y1="8.5cm" svg:x2="6cm" svg:y2="13.03cm" draw:start-shape="id10" draw:start-glue-point="7" draw:end-shape="id2" draw:end-glue-point="5" svg:d="M5000 8500h501v2266h-2v2264h501" svg:viewBox="0 0 1001 4531">
          <text:p/>
        </draw:connector>
        <draw:connector draw:style-name="gr20" draw:text-style-name="P3" draw:layer="layout" draw:line-skew="3.249cm" svg:x1="5cm" svg:y1="8.5cm" svg:x2="12.5cm" svg:y2="13.03cm" draw:start-shape="id10" draw:start-glue-point="7" draw:end-shape="id5" draw:end-glue-point="5" svg:d="M5000 8500h6999v4530h501" svg:viewBox="0 0 7501 4531">
          <text:p/>
        </draw:connector>
        <draw:connector draw:style-name="gr21" draw:text-style-name="P3" draw:layer="layout" draw:line-skew="6.399cm" svg:x1="5cm" svg:y1="8.5cm" svg:x2="19cm" svg:y2="13cm" draw:start-shape="id10" draw:start-glue-point="7" draw:end-shape="id7" draw:end-glue-point="5" svg:d="M5000 8500h13399v4500h601" svg:viewBox="0 0 14001 4501">
          <text:p/>
        </draw:connector>
        <draw:connector draw:style-name="gr19" draw:text-style-name="P7" draw:layer="layout" draw:type="curve" svg:x1="13.75cm" svg:y1="7cm" svg:x2="8.25cm" svg:y2="12.03cm" draw:start-shape="id15" draw:start-glue-point="6" draw:end-shape="id2" draw:end-glue-point="4" svg:d="M13750 7000c0 3774-5500 1259-5500 5030" svg:viewBox="0 0 5501 5031">
          <text:p/>
        </draw:connector>
        <draw:connector draw:style-name="gr19" draw:text-style-name="P7" draw:layer="layout" draw:type="curve" draw:line-skew="1.484cm" svg:x1="13.75cm" svg:y1="7cm" svg:x2="14.75cm" svg:y2="12.03cm" draw:start-shape="id15" draw:start-glue-point="6" draw:end-shape="id5" draw:end-glue-point="4" svg:d="M13750 7000c0 6000 1000 3485 1000 5030" svg:viewBox="0 0 1001 5031">
          <text:p/>
        </draw:connector>
        <draw:connector draw:style-name="gr19" draw:text-style-name="P7" draw:layer="layout" draw:type="curve" svg:x1="13.75cm" svg:y1="7cm" svg:x2="21.25cm" svg:y2="12cm" draw:start-shape="id15" draw:start-glue-point="6" draw:end-shape="id7" draw:end-glue-point="4" svg:d="M13750 7000c0 3751 7500 1252 7500 5000" svg:viewBox="0 0 7501 5001">
          <text:p/>
        </draw:connector>
        <draw:connector draw:style-name="gr19" draw:text-style-name="P7" draw:layer="layout" draw:type="curve" draw:line-skew="-0.963cm" svg:x1="14.85cm" svg:y1="2cm" svg:x2="27.2cm" svg:y2="5cm" draw:start-shape="id9" draw:start-glue-point="6" draw:end-shape="id16" svg:d="M14850 2000c0 807 12350-693 12350 3000" svg:viewBox="0 0 12351 3001">
          <text:p/>
        </draw:connector>
        <draw:connector draw:style-name="gr22" draw:text-style-name="P3" draw:layer="layout" draw:line-skew="-6.701cm" svg:x1="10.5cm" svg:y1="13.03cm" svg:x2="25.7cm" svg:y2="11cm" draw:start-shape="id2" draw:start-glue-point="7" draw:end-shape="id16" svg:d="M10500 13030h900v-2030h14300" svg:viewBox="0 0 15201 2031">
          <text:p/>
        </draw:connector>
        <draw:frame draw:style-name="gr23" draw:text-style-name="P8" draw:layer="layout" svg:width="3.3cm" svg:height="0.878cm" svg:x="22.4cm" svg:y="10.222cm">
          <draw:text-box>
            <text:p text:style-name="P1"><text:span text:style-name="T3">Logs: 5000</text:span></text:p>
          </draw:text-box>
        </draw:frame>
        <draw:frame draw:style-name="gr24" draw:text-style-name="P8" draw:layer="layout" svg:width="1.9cm" svg:height="0.878cm" svg:x="9.015cm" svg:y="3.165cm">
          <draw:text-box>
            <text:p text:style-name="P1"><text:span text:style-name="T3">8080</text:span></text:p>
          </draw:text-box>
        </draw:frame>
        <draw:frame draw:style-name="gr24" draw:text-style-name="P9" draw:layer="layout" svg:width="1.9cm" svg:height="0.878cm" svg:x="0.902cm" svg:y="6.676cm">
          <draw:text-box>
            <text:p><text:span text:style-name="T3">8500</text:span></text:p>
          </draw:text-box>
        </draw:frame>
        <draw:frame draw:style-name="gr24" draw:text-style-name="P9" draw:layer="layout" svg:width="1.9cm" svg:height="0.878cm" svg:x="5.885cm" svg:y="11.248cm">
          <draw:text-box>
            <text:p><text:span text:style-name="T3">8090</text:span></text:p>
          </draw:text-box>
        </draw:frame>
        <draw:frame draw:style-name="gr24" draw:text-style-name="P9" draw:layer="layout" svg:width="1.9cm" svg:height="0.878cm" svg:x="12.394cm" svg:y="11.3cm">
          <draw:text-box>
            <text:p><text:span text:style-name="T3">8092</text:span></text:p>
          </draw:text-box>
        </draw:frame>
        <draw:frame draw:style-name="gr24" draw:text-style-name="P9" draw:layer="layout" svg:width="1.9cm" svg:height="0.878cm" svg:x="18.9cm" svg:y="11.222cm">
          <draw:text-box>
            <text:p><text:span text:style-name="T3">8091</text:span></text:p>
          </draw:text-box>
        </draw:frame>
        <draw:connector draw:style-name="gr25" draw:text-style-name="P7" draw:layer="layout" draw:type="lines" svg:x1="14.5cm" svg:y1="7.39cm" svg:x2="14.525cm" svg:y2="11.007cm" draw:start-shape="id13" draw:start-glue-point="2" svg:d="M14500 7390v501l25 3116" svg:viewBox="0 0 26 3618">
          <text:p/>
        </draw:connector>
        <draw:connector draw:style-name="gr25" draw:text-style-name="P7" draw:layer="layout" draw:type="lines" svg:x1="17cm" svg:y1="13.03cm" svg:x2="17.489cm" svg:y2="10.98cm" draw:start-shape="id5" draw:start-glue-point="7" svg:d="M17000 13030h502l-13-2050" svg:viewBox="0 0 503 2051">
          <text:p/>
        </draw:connector>
        <draw:connector draw:style-name="gr25" draw:text-style-name="P7" draw:layer="layout" draw:type="lines" draw:line-skew="0.498cm" svg:x1="23.5cm" svg:y1="13cm" svg:x2="24.474cm" svg:y2="11.033cm" draw:start-shape="id7" draw:start-glue-point="7" svg:d="M23500 13000h1000l-26-1967" svg:viewBox="0 0 1001 1968">
          <text:p/>
        </draw:connector>
        <draw:custom-shape draw:style-name="gr15" draw:text-style-name="P5" draw:layer="layout" svg:width="2cm" svg:height="2cm" svg:x="26.2cm" svg:y="14.5cm">
          <text:p text:style-name="P3"><text:span text:style-name="T1">Zipkin</text:span></text:p>
          <text:p text:style-name="P3"><text:span text:style-name="T1">9411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1-08T11:03:49.937551865</dc:date>
    <meta:editing-duration>PT3H21M40S</meta:editing-duration>
    <meta:editing-cycles>38</meta:editing-cycles>
    <meta:generator>LibreOffice/6.4.6.2$Linux_X86_64 LibreOffice_project/40$Build-2</meta:generator>
    <meta:document-statistic meta:object-count="49"/>
  </office:meta>
</office:document-meta>
</file>